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AGA DEL CASTILLO TERESA DE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364039</text:p>
          </table:table-cell>
          <table:table-cell table:style-name="Tabla1.E2" office:value-type="string">
            <text:p text:style-name="P10"><text:span text:style-name="T1">Ruc</text:span>:1005364039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5972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RAGA DEL CASTILLO TERESA DE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6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3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587424</text:p>
          </table:table-cell>
          <table:table-cell table:style-name="Tabla2.A2" office:value-type="string">
            <text:p text:style-name="P9">3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13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